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6A2000001A8000001A82D516471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</style:style>
    <style:style style:name="P2" style:family="paragraph" style:parent-style-name="Standard">
      <style:paragraph-properties fo:margin-left="0cm" fo:margin-right="0cm" fo:text-align="center" style:justify-single-word="false" fo:text-indent="0.794cm" style:auto-text-indent="false"/>
    </style:style>
    <style:style style:name="P3" style:family="paragraph" style:parent-style-name="Standard" style:master-page-name="">
      <style:paragraph-properties fo:margin-left="0cm" fo:margin-right="0cm" fo:text-align="center" style:justify-single-word="false" fo:text-indent="0.794cm" style:auto-text-indent="false" style:page-number="auto"/>
    </style:style>
    <style:style style:name="P4" style:family="paragraph" style:parent-style-name="Standard" style:list-style-name="L1">
      <style:paragraph-properties fo:background-color="#ffffff">
        <style:background-image/>
      </style:paragraph-properties>
    </style:style>
    <style:style style:name="P5" style:family="paragraph" style:parent-style-name="Standard">
      <style:paragraph-properties fo:background-color="#ffffff">
        <style:background-image/>
      </style:paragraph-properties>
      <style:text-properties fo:language="ru" fo:country="RU"/>
    </style:style>
    <style:style style:name="P6" style:family="paragraph" style:parent-style-name="Standard" style:list-style-name="L2">
      <style:paragraph-properties fo:background-color="#ffffff">
        <style:background-image/>
      </style:paragraph-properties>
      <style:text-properties fo:language="ru" fo:country="RU"/>
    </style:style>
    <style:style style:name="P7" style:family="paragraph" style:parent-style-name="Standard" style:list-style-name="L3">
      <style:paragraph-properties fo:background-color="#ffffff">
        <style:background-image/>
      </style:paragraph-properties>
      <style:text-properties fo:language="ru" fo:country="RU"/>
    </style:style>
    <style:style style:name="P8" style:family="paragraph" style:parent-style-name="Standard" style:list-style-name="L1">
      <style:paragraph-properties fo:background-color="#ffffff">
        <style:background-image/>
      </style:paragraph-properties>
      <style:text-properties fo:language="ru" fo:country="RU"/>
    </style:style>
    <style:style style:name="P9" style:family="paragraph" style:parent-style-name="Standard" style:list-style-name="L2">
      <style:paragraph-properties fo:background-color="#ffffff">
        <style:background-image/>
      </style:paragraph-properties>
    </style:style>
    <style:style style:name="P10" style:family="paragraph" style:parent-style-name="Standard">
      <style:paragraph-properties fo:margin-left="0cm" fo:margin-right="0cm" fo:text-indent="0.794cm" style:auto-text-indent="false"/>
    </style:style>
    <style:style style:name="P11" style:family="paragraph" style:parent-style-name="Standard" style:list-style-name="L2" style:master-page-name="">
      <style:paragraph-properties fo:margin-left="0cm" fo:margin-right="0cm" fo:text-indent="0.635cm" style:auto-text-indent="false" style:page-number="auto" fo:background-color="#ffffff">
        <style:background-image/>
      </style:paragraph-properties>
    </style:style>
    <style:style style:name="P12" style:family="paragraph" style:parent-style-name="Standard" style:list-style-name="L2">
      <style:paragraph-properties fo:margin-top="0cm" fo:margin-bottom="0cm" fo:background-color="#ffffff">
        <style:background-image/>
      </style:paragraph-properties>
      <style:text-properties fo:language="ru" fo:country="RU"/>
    </style:style>
    <style:style style:name="P13" style:family="paragraph" style:parent-style-name="Standard" style:list-style-name="L2">
      <style:paragraph-properties fo:margin-top="0cm" fo:margin-bottom="0cm" fo:background-color="#ffffff">
        <style:background-image/>
      </style:paragraph-properties>
    </style:style>
    <style:style style:name="P14" style:family="paragraph" style:parent-style-name="Standard" style:list-style-name="L2" style:master-page-name="">
      <style:paragraph-properties fo:margin-left="2.514cm" fo:margin-right="0cm" fo:text-indent="1.032cm" style:auto-text-indent="false" style:page-number="auto" fo:background-color="#ffffff">
        <style:background-image/>
      </style:paragraph-properties>
    </style:style>
    <style:style style:name="P15" style:family="paragraph" style:parent-style-name="Standard" style:list-style-name="L2">
      <style:paragraph-properties fo:margin-left="2.514cm" fo:margin-right="0cm" fo:text-indent="1.032cm" style:auto-text-indent="false" fo:background-color="#ffffff">
        <style:background-image/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image text:level="1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image text:level="1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3">
      <text:list-level-style-image text:level="1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ИЗГОТОВЛЕНИЕ МОЗАИКИ</text:p>
      <text:p text:style-name="P2"/>
      <text:p text:style-name="P2"/>
      <text:p text:style-name="P10">Дата завоза материал:__________ </text:p>
      <text:list xml:id="list1065457724162371041" text:style-name="L1">
        <text:list-item>
          <text:p text:style-name="P4"><text:span text:style-name="T2"><text:s/></text:span>Габаритный <text:s/>размер:</text:p>
          <text:p text:style-name="P4"><text:span text:style-name="T7">1 вид </text:span><text:span text:style-name="T9"><text:s/></text:span><text:span text:style-name="T11">_____Х_____ <text:s/>(цвет:_____________) <text:s text:c="3"/></text:span><text:s text:c="16"/></text:p>
          <text:p text:style-name="P4">Ретификат: ______<text:tab/><text:tab/>Конусная:______</text:p>
          <text:p text:style-name="P4"><text:span text:style-name="T10">Наличие рисунка: </text:span></text:p>
          <text:p text:style-name="P8">Да ______<text:tab/><text:tab/><text:tab/>Нет______</text:p>
          <text:p text:style-name="P8">Наличие фактуры:</text:p>
          <text:p text:style-name="P8">Да ______<text:tab/><text:tab/><text:tab/>Нет______</text:p>
        </text:list-item>
      </text:list>
      <text:p text:style-name="P1"><text:tab/><text:span text:style-name="T5">2 </text:span><text:span text:style-name="T7"><text:s/>вид</text:span><text:span text:style-name="T11"> _____Х_____(цвет:_____________) <text:s text:c="2"/></text:span></text:p>
      <text:list xml:id="list29592678" text:continue-numbering="true" text:style-name="L1">
        <text:list-header>
          <text:p text:style-name="P4">Ретификат: ______<text:tab/><text:tab/>Конусная:______</text:p>
        </text:list-header>
      </text:list>
      <text:p text:style-name="P1"><text:tab/><text:span text:style-name="T10">Наличие рисунка: </text:span></text:p>
      <text:p text:style-name="P5"><text:tab/>Да ______<text:tab/><text:tab/><text:tab/>Нет______</text:p>
      <text:p text:style-name="P5"><text:tab/>Наличие фактуры:</text:p>
      <text:p text:style-name="P5"><text:tab/>Да ______<text:tab/><text:tab/><text:tab/>Нет______</text:p>
      <text:list xml:id="list4876403509624786086" text:style-name="L2">
        <text:list-item>
          <text:p text:style-name="P9">Размер ячейки мозаики: <text:s/>_____Х_____</text:p>
          <text:p text:style-name="P9">Размер шва между ячейками: ______</text:p>
          <text:p text:style-name="P9">Размер готового блока: _____Х_____</text:p>
        </text:list-item>
        <text:list-item>
          <text:p text:style-name="P9">Шаблон № _______</text:p>
        </text:list-item>
        <text:list-item>
          <text:p text:style-name="P11">Заказ шаблона:______</text:p>
          <text:list>
            <text:list-item>
              <text:list>
                <text:list-item>
                  <text:list>
                    <text:list-header>
                      <text:p text:style-name="P14">Подготовка файла (.<text:span text:style-name="T1">dxf)</text:span> для заказа шаблона: ______</text:p>
                    </text:list-header>
                  </text:list>
                </text:list-item>
              </text:list>
            </text:list-item>
          </text:list>
          <text:p text:style-name="P15">Стоимость изготовления шаблона: ______</text:p>
        </text:list-item>
        <text:list-item>
          <text:p text:style-name="P9">Сборка мозаики:</text:p>
          <text:p text:style-name="P6">Произвольно: ______</text:p>
          <text:p text:style-name="P6">По схеме: ______<text:tab/><text:tab/><text:tab/></text:p>
          <text:p text:style-name="P6">Согласование: <text:tab/>На бланке заказа:______<text:tab/>По эл.почте:______</text:p>
        </text:list-item>
        <text:list-item>
          <text:p text:style-name="P6">Расчет стоимости изготовления мозаики:</text:p>
          <text:list>
            <text:list-item>
              <text:list>
                <text:list-item>
                  <text:list>
                    <text:list-header>
                      <text:p text:style-name="P6">Порезка: ______</text:p>
                      <text:p text:style-name="P6">Сборка:______</text:p>
                      <text:p text:style-name="P6">Упаковка: ______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3"><text:span text:style-name="T10">Заказ подложки для упаковки:</text:span></text:p>
          <text:p text:style-name="P12"><text:span text:style-name="T10">Да ______<text:tab/><text:tab/><text:tab/>Нет______</text:span></text:p>
        </text:list-item>
        <text:list-item>
          <text:p text:style-name="P6">Стоимость изготовления <text:s/>согласована:</text:p>
        </text:list-item>
      </text:list>
      <text:p text:style-name="P5"><text:tab/>Да ______<text:tab/><text:tab/><text:tab/>Нет______</text:p>
      <text:list xml:id="list1387366171996479994" text:style-name="L3">
        <text:list-item>
          <text:p text:style-name="P7">Предложить варианты удешевления заказа:</text:p>
        </text:list-item>
      </text:list>
      <text:p text:style-name="P5"><text:tab/>Да ______<text:tab/><text:tab/><text:tab/>Нет______</text:p>
      <text:list xml:id="list29623284" text:continue-list="list4876403509624786086" text:style-name="L2">
        <text:list-item>
          <text:p text:style-name="P6">Оформление задания на порезку в цех:</text:p>
          <text:p text:style-name="P6">Да ______<text:tab/><text:tab/><text:tab/>Нет______</text:p>
        </text:list-item>
        <text:list-item>
          <text:p text:style-name="P6">Заказ готов, звонок заказзчику:</text:p>
          <text:p text:style-name="P6">Да ______<text:tab/><text:tab/><text:tab/>Нет______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30T12:33:12.23</meta:creation-date>
    <meta:editing-duration>PT57M21S</meta:editing-duration>
    <meta:editing-cycles>4</meta:editing-cycles>
    <meta:generator>OpenOffice/4.1.3$Win32 OpenOffice.org_project/413m1$Build-9783</meta:generator>
    <meta:initial-creator>user 1</meta:initial-creator>
    <dc:date>2017-02-16T09:42:23.35</dc:date>
    <dc:creator>user 1</dc:creator>
    <meta:document-statistic meta:table-count="0" meta:image-count="0" meta:object-count="0" meta:page-count="1" meta:paragraph-count="40" meta:word-count="158" meta:character-count="1122"/>
  </office:meta>
</office:document-meta>
</file>